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101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10agents</text:p>
          </table:table-cell>
          <table:table-cell table:number-columns-repeated="6" table:style-name="ce5" office:value-type="percentage" office:value="1" calcext:value-type="percentage">
            <text:p>100.00%</text:p>
          </table:table-cell>
          <table:table-cell table:style-name="ce5" office:value-type="percentage" office:value="0.6" calcext:value-type="percentage">
            <text:p>60.00%</text:p>
          </table:table-cell>
          <table:table-cell table:number-columns-repeated="3" table:style-name="ce5" office:value-type="percentage" office:value="1" calcext:value-type="percentage">
            <text:p>100.00%</text:p>
          </table:table-cell>
          <table:table-cell table:style-name="ce5" table:formula="of:=AVERAGE([.B2:.K2])" office:value-type="percentage" office:value="0.96" calcext:value-type="percentage">
            <text:p>96.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agents</text:p>
          </table:table-cell>
          <table:table-cell table:style-name="ce5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20agent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55" calcext:value-type="percentage">
            <text:p>55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style-name="ce5" table:formula="of:=AVERAGE([.B4:.K4])" office:value-type="percentage" office:value="0.93" calcext:value-type="percentage">
            <text:p>93.00%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5agents</text:p>
          </table:table-cell>
          <table:table-cell table:style-name="ce5" table:number-columns-repeated="11"/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30agents</text:p>
          </table:table-cell>
          <table:table-cell table:number-columns-repeated="3" table:style-name="ce5" office:value-type="percentage" office:value="1" calcext:value-type="percentage">
            <text:p>100.00%</text:p>
          </table:table-cell>
          <table:table-cell table:style-name="ce5" office:value-type="percentage" office:value="0.67" calcext:value-type="percentage">
            <text:p>67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87" calcext:value-type="percentage">
            <text:p>87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table:formula="of:=AVERAGE([.B6:.K6])" office:value-type="percentage" office:value="0.949" calcext:value-type="percentage">
            <text:p>94.90%</text:p>
          </table:table-cell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35agents</text:p>
          </table:table-cell>
          <table:table-cell table:style-name="ce5" table:number-columns-repeated="11"/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40agent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38" calcext:value-type="percentage">
            <text:p>38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6" calcext:value-type="percentage">
            <text:p>60.00%</text:p>
          </table:table-cell>
          <table:table-cell table:style-name="ce5" office:value-type="percentage" office:value="0.57" calcext:value-type="percentage">
            <text:p>57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62" calcext:value-type="percentage">
            <text:p>62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table:formula="of:=AVERAGE([.B8:.K8])" office:value-type="percentage" office:value="0.812" calcext:value-type="percentage">
            <text:p>81.20%</text:p>
          </table:table-cell>
          <table:table-cell table:style-name="ce7"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All Time</text:p>
          </table:table-cell>
          <table:table-cell table:style-name="ce4" office:value-type="string" calcext:value-type="string">
            <text:p>Time of GP</text:p>
          </table:table-cell>
          <table:table-cell table:style-name="ce4" office:value-type="string" calcext:value-type="string">
            <text:p>Time of DP</text:p>
          </table:table-cell>
          <table:table-cell table:style-name="ce4" office:value-type="string" calcext:value-type="string">
            <text:p>Time of QP</text:p>
          </table:table-cell>
          <table:table-cell table:style-name="ce1" table:number-columns-repeated="6"/>
          <table:table-cell/>
          <table:table-cell table:style-name="ce1" table:number-columns-repeated="1012"/>
        </table:table-row>
        <table:table-row table:style-name="ro1">
          <table:table-cell table:style-name="ce4" table:number-columns-repeated="5"/>
          <table:table-cell table:style-name="ce1" table:number-columns-repeated="6"/>
          <table:table-cell/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10agents</text:p>
          </table:table-cell>
          <table:table-cell table:style-name="ce4" office:value-type="float" office:value="7.7344" calcext:value-type="float">
            <text:p>7.7344</text:p>
          </table:table-cell>
          <table:table-cell table:style-name="ce4" office:value-type="float" office:value="3.3366" calcext:value-type="float">
            <text:p>3.3366</text:p>
          </table:table-cell>
          <table:table-cell table:style-name="ce4" office:value-type="float" office:value="3.5517" calcext:value-type="float">
            <text:p>3.5517</text:p>
          </table:table-cell>
          <table:table-cell table:style-name="ce4" office:value-type="float" office:value="0.8095" calcext:value-type="float">
            <text:p>0.8095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7.4829" calcext:value-type="float">
            <text:p>7.4829</text:p>
          </table:table-cell>
          <table:table-cell table:style-name="ce4" office:value-type="float" office:value="3.5919" calcext:value-type="float">
            <text:p>3.5919</text:p>
          </table:table-cell>
          <table:table-cell table:style-name="ce4" office:value-type="float" office:value="3.08955" calcext:value-type="float">
            <text:p>3.0896</text:p>
          </table:table-cell>
          <table:table-cell table:style-name="ce4" office:value-type="float" office:value="0.767" calcext:value-type="float">
            <text:p>0.767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44.217" calcext:value-type="float">
            <text:p>44.2170</text:p>
          </table:table-cell>
          <table:table-cell table:style-name="ce4" office:value-type="float" office:value="2.4372" calcext:value-type="float">
            <text:p>2.4372</text:p>
          </table:table-cell>
          <table:table-cell table:style-name="ce4" office:value-type="float" office:value="41.0806" calcext:value-type="float">
            <text:p>41.0806</text:p>
          </table:table-cell>
          <table:table-cell table:style-name="ce4" office:value-type="float" office:value="0.6685" calcext:value-type="float">
            <text:p>0.6685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14.2144" calcext:value-type="float">
            <text:p>14.2144</text:p>
          </table:table-cell>
          <table:table-cell table:style-name="ce4" office:value-type="float" office:value="3.5507" calcext:value-type="float">
            <text:p>3.5507</text:p>
          </table:table-cell>
          <table:table-cell table:style-name="ce4" office:value-type="float" office:value="9.6532" calcext:value-type="float">
            <text:p>9.6532</text:p>
          </table:table-cell>
          <table:table-cell table:style-name="ce4" office:value-type="float" office:value="0.9742" calcext:value-type="float">
            <text:p>0.974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6.0264" calcext:value-type="float">
            <text:p>6.0264</text:p>
          </table:table-cell>
          <table:table-cell table:style-name="ce4" office:value-type="float" office:value="3.0199" calcext:value-type="float">
            <text:p>3.0199</text:p>
          </table:table-cell>
          <table:table-cell table:style-name="ce4" office:value-type="float" office:value="2.3087" calcext:value-type="float">
            <text:p>2.3087</text:p>
          </table:table-cell>
          <table:table-cell table:style-name="ce4" office:value-type="float" office:value="0.6639" calcext:value-type="float">
            <text:p>0.6639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5.4956" calcext:value-type="float">
            <text:p>5.4956</text:p>
          </table:table-cell>
          <table:table-cell table:style-name="ce4" office:value-type="float" office:value="2.5043" calcext:value-type="float">
            <text:p>2.5043</text:p>
          </table:table-cell>
          <table:table-cell table:style-name="ce4" office:value-type="float" office:value="2.3158" calcext:value-type="float">
            <text:p>2.3158</text:p>
          </table:table-cell>
          <table:table-cell table:style-name="ce4" office:value-type="float" office:value="0.6442" calcext:value-type="float">
            <text:p>0.644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34.8377" calcext:value-type="float">
            <text:p>34.8377</text:p>
          </table:table-cell>
          <table:table-cell table:style-name="ce4" office:value-type="float" office:value="2.2471" calcext:value-type="float">
            <text:p>2.2471</text:p>
          </table:table-cell>
          <table:table-cell table:style-name="ce4" office:value-type="float" office:value="31.9569" calcext:value-type="float">
            <text:p>31.9569</text:p>
          </table:table-cell>
          <table:table-cell table:style-name="ce4" office:value-type="float" office:value="0.605" calcext:value-type="float">
            <text:p>0.6050</text:p>
          </table:table-cell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>
            <text:p>20agents</text:p>
          </table:table-cell>
          <table:table-cell table:style-name="ce4" office:value-type="float" office:value="14.496" calcext:value-type="float">
            <text:p>14.4960</text:p>
          </table:table-cell>
          <table:table-cell table:style-name="ce4" office:value-type="float" office:value="6.6231" calcext:value-type="float">
            <text:p>6.6231</text:p>
          </table:table-cell>
          <table:table-cell table:style-name="ce4" office:value-type="float" office:value="6.2961" calcext:value-type="float">
            <text:p>6.2961</text:p>
          </table:table-cell>
          <table:table-cell table:style-name="ce4" office:value-type="float" office:value="1.5132" calcext:value-type="float">
            <text:p>1.513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53.9626" calcext:value-type="float">
            <text:p>53.9626</text:p>
          </table:table-cell>
          <table:table-cell table:style-name="ce4" office:value-type="float" office:value="6.6257" calcext:value-type="float">
            <text:p>6.6257</text:p>
          </table:table-cell>
          <table:table-cell table:style-name="ce4" office:value-type="float" office:value="45.8863" calcext:value-type="float">
            <text:p>45.8863</text:p>
          </table:table-cell>
          <table:table-cell table:style-name="ce4" office:value-type="float" office:value="1.3884" calcext:value-type="float">
            <text:p>1.3884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18.9867" calcext:value-type="float">
            <text:p>18.9867</text:p>
          </table:table-cell>
          <table:table-cell table:style-name="ce4" office:value-type="float" office:value="6.7538" calcext:value-type="float">
            <text:p>6.7538</text:p>
          </table:table-cell>
          <table:table-cell table:style-name="ce4" office:value-type="float" office:value="10.7209" calcext:value-type="float">
            <text:p>10.7209</text:p>
          </table:table-cell>
          <table:table-cell table:style-name="ce4" office:value-type="float" office:value="1.4437" calcext:value-type="float">
            <text:p>1.4437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133.2628" calcext:value-type="float">
            <text:p>133.2628</text:p>
          </table:table-cell>
          <table:table-cell table:style-name="ce4" office:value-type="float" office:value="6.9514" calcext:value-type="float">
            <text:p>6.9514</text:p>
          </table:table-cell>
          <table:table-cell table:style-name="ce4" office:value-type="float" office:value="124.7653" calcext:value-type="float">
            <text:p>124.7653</text:p>
          </table:table-cell>
          <table:table-cell table:style-name="ce4" office:value-type="float" office:value="1.4842" calcext:value-type="float">
            <text:p>1.484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43.094" calcext:value-type="float">
            <text:p>43.0940</text:p>
          </table:table-cell>
          <table:table-cell table:style-name="ce4" office:value-type="float" office:value="5.7026" calcext:value-type="float">
            <text:p>5.7026</text:p>
          </table:table-cell>
          <table:table-cell table:style-name="ce4" office:value-type="float" office:value="36.0894" calcext:value-type="float">
            <text:p>36.0894</text:p>
          </table:table-cell>
          <table:table-cell table:style-name="ce4" office:value-type="float" office:value="1.242" calcext:value-type="float">
            <text:p>1.242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30.8261" calcext:value-type="float">
            <text:p>30.8261</text:p>
          </table:table-cell>
          <table:table-cell table:style-name="ce4" office:value-type="float" office:value="6.3229" calcext:value-type="float">
            <text:p>6.3229</text:p>
          </table:table-cell>
          <table:table-cell table:style-name="ce4" office:value-type="float" office:value="23.1234" calcext:value-type="float">
            <text:p>23.1234</text:p>
          </table:table-cell>
          <table:table-cell table:style-name="ce4" office:value-type="float" office:value="1.3153" calcext:value-type="float">
            <text:p>1.3153</text:p>
          </table:table-cell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>
            <text:p>30agents</text:p>
          </table:table-cell>
          <table:table-cell table:style-name="ce4" office:value-type="float" office:value="109.8199" calcext:value-type="float">
            <text:p>109.8199</text:p>
          </table:table-cell>
          <table:table-cell table:style-name="ce4" office:value-type="float" office:value="14.0134" calcext:value-type="float">
            <text:p>14.0134</text:p>
          </table:table-cell>
          <table:table-cell table:style-name="ce4" office:value-type="float" office:value="93.1702" calcext:value-type="float">
            <text:p>93.1702</text:p>
          </table:table-cell>
          <table:table-cell table:style-name="ce4" office:value-type="float" office:value="2.5277" calcext:value-type="float">
            <text:p>2.5277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81.5182" calcext:value-type="float">
            <text:p>81.5182</text:p>
          </table:table-cell>
          <table:table-cell table:style-name="ce4" office:value-type="float" office:value="10.9262" calcext:value-type="float">
            <text:p>10.9262</text:p>
          </table:table-cell>
          <table:table-cell table:style-name="ce4" office:value-type="float" office:value="68.4424" calcext:value-type="float">
            <text:p>68.4424</text:p>
          </table:table-cell>
          <table:table-cell table:style-name="ce4" office:value-type="float" office:value="2.0588" calcext:value-type="float">
            <text:p>2.0588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64.2342" calcext:value-type="float">
            <text:p>64.2342</text:p>
          </table:table-cell>
          <table:table-cell table:style-name="ce4" office:value-type="float" office:value="13.6637" calcext:value-type="float">
            <text:p>13.6637</text:p>
          </table:table-cell>
          <table:table-cell table:style-name="ce4" office:value-type="float" office:value="48.0917" calcext:value-type="float">
            <text:p>48.0917</text:p>
          </table:table-cell>
          <table:table-cell table:style-name="ce4" office:value-type="float" office:value="2.375" calcext:value-type="float">
            <text:p>2.375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30.8723" calcext:value-type="float">
            <text:p>30.8723</text:p>
          </table:table-cell>
          <table:table-cell table:style-name="ce4" office:value-type="float" office:value="11.225" calcext:value-type="float">
            <text:p>11.2250</text:p>
          </table:table-cell>
          <table:table-cell table:style-name="ce4" office:value-type="float" office:value="17.3407" calcext:value-type="float">
            <text:p>17.3407</text:p>
          </table:table-cell>
          <table:table-cell table:style-name="ce4" office:value-type="float" office:value="2.2069" calcext:value-type="float">
            <text:p>2.2069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44.6006" calcext:value-type="float">
            <text:p>44.6006</text:p>
          </table:table-cell>
          <table:table-cell table:style-name="ce4" office:value-type="float" office:value="10.8641" calcext:value-type="float">
            <text:p>10.8641</text:p>
          </table:table-cell>
          <table:table-cell table:style-name="ce4" office:value-type="float" office:value="31.4215" calcext:value-type="float">
            <text:p>31.4215</text:p>
          </table:table-cell>
          <table:table-cell table:style-name="ce4" office:value-type="float" office:value="2.2187" calcext:value-type="float">
            <text:p>2.2187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122.6457" calcext:value-type="float">
            <text:p>122.6457</text:p>
          </table:table-cell>
          <table:table-cell table:style-name="ce4" office:value-type="float" office:value="10.287" calcext:value-type="float">
            <text:p>10.2870</text:p>
          </table:table-cell>
          <table:table-cell table:style-name="ce4" office:value-type="float" office:value="110.2141" calcext:value-type="float">
            <text:p>110.2141</text:p>
          </table:table-cell>
          <table:table-cell table:style-name="ce4" office:value-type="float" office:value="2.0527" calcext:value-type="float">
            <text:p>2.0527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74.1338" calcext:value-type="float">
            <text:p>74.1338</text:p>
          </table:table-cell>
          <table:table-cell table:style-name="ce4" office:value-type="float" office:value="10.1677" calcext:value-type="float">
            <text:p>10.1677</text:p>
          </table:table-cell>
          <table:table-cell table:style-name="ce4" office:value-type="float" office:value="61.7252" calcext:value-type="float">
            <text:p>61.7252</text:p>
          </table:table-cell>
          <table:table-cell table:style-name="ce4" office:value-type="float" office:value="2.1493" calcext:value-type="float">
            <text:p>2.1493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31.2668" calcext:value-type="float">
            <text:p>31.2668</text:p>
          </table:table-cell>
          <table:table-cell table:style-name="ce4" office:value-type="float" office:value="11.9107" calcext:value-type="float">
            <text:p>11.9107</text:p>
          </table:table-cell>
          <table:table-cell table:style-name="ce4" office:value-type="float" office:value="16.8174" calcext:value-type="float">
            <text:p>16.8174</text:p>
          </table:table-cell>
          <table:table-cell table:style-name="ce4" office:value-type="float" office:value="2.4365" calcext:value-type="float">
            <text:p>2.4365</text:p>
          </table:table-cell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>
            <text:p>40agents</text:p>
          </table:table-cell>
          <table:table-cell table:style-name="ce4" office:value-type="float" office:value="100.3744" calcext:value-type="float">
            <text:p>100.3744</text:p>
          </table:table-cell>
          <table:table-cell table:style-name="ce4" office:value-type="float" office:value="16.2115" calcext:value-type="float">
            <text:p>16.2115</text:p>
          </table:table-cell>
          <table:table-cell table:style-name="ce4" office:value-type="float" office:value="81.0811" calcext:value-type="float">
            <text:p>81.0811</text:p>
          </table:table-cell>
          <table:table-cell table:style-name="ce4" office:value-type="float" office:value="2.9518" calcext:value-type="float">
            <text:p>2.9518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74.3695" calcext:value-type="float">
            <text:p>74.3695</text:p>
          </table:table-cell>
          <table:table-cell table:style-name="ce4" office:value-type="float" office:value="15.3975" calcext:value-type="float">
            <text:p>15.3975</text:p>
          </table:table-cell>
          <table:table-cell table:style-name="ce4" office:value-type="float" office:value="56.0212" calcext:value-type="float">
            <text:p>56.0212</text:p>
          </table:table-cell>
          <table:table-cell table:style-name="ce4" office:value-type="float" office:value="2.8258" calcext:value-type="float">
            <text:p>2.8258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125.7926" calcext:value-type="float">
            <text:p>125.7926</text:p>
          </table:table-cell>
          <table:table-cell table:style-name="ce4" office:value-type="float" office:value="15.042" calcext:value-type="float">
            <text:p>15.0420</text:p>
          </table:table-cell>
          <table:table-cell table:style-name="ce4" office:value-type="float" office:value="107.9213" calcext:value-type="float">
            <text:p>107.9213</text:p>
          </table:table-cell>
          <table:table-cell table:style-name="ce4" office:value-type="float" office:value="2.7035" calcext:value-type="float">
            <text:p>2.7035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102.8364" calcext:value-type="float">
            <text:p>102.8364</text:p>
          </table:table-cell>
          <table:table-cell table:style-name="ce4" office:value-type="float" office:value="17.0944" calcext:value-type="float">
            <text:p>17.0944</text:p>
          </table:table-cell>
          <table:table-cell table:style-name="ce4" office:value-type="float" office:value="82.5485" calcext:value-type="float">
            <text:p>82.5485</text:p>
          </table:table-cell>
          <table:table-cell table:style-name="ce4" office:value-type="float" office:value="3.0587" calcext:value-type="float">
            <text:p>3.0587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46.5429" calcext:value-type="float">
            <text:p>46.5429</text:p>
          </table:table-cell>
          <table:table-cell table:style-name="ce4" office:value-type="float" office:value="14.0888" calcext:value-type="float">
            <text:p>14.0888</text:p>
          </table:table-cell>
          <table:table-cell table:style-name="ce4" office:value-type="float" office:value="29.9411" calcext:value-type="float">
            <text:p>29.9411</text:p>
          </table:table-cell>
          <table:table-cell table:style-name="ce4" office:value-type="float" office:value="2.3929" calcext:value-type="float">
            <text:p>2.3929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73.2609" calcext:value-type="float">
            <text:p>73.2609</text:p>
          </table:table-cell>
          <table:table-cell table:style-name="ce4" office:value-type="float" office:value="15.136" calcext:value-type="float">
            <text:p>15.1360</text:p>
          </table:table-cell>
          <table:table-cell table:style-name="ce4" office:value-type="float" office:value="55.1607" calcext:value-type="float">
            <text:p>55.1607</text:p>
          </table:table-cell>
          <table:table-cell table:style-name="ce4" office:value-type="float" office:value="2.842" calcext:value-type="float">
            <text:p>2.8420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fraction number:min-integer-digits="0" number:min-numerator-digits="1" loext:max-numerator-digits="1" number:min-denominator-digits="1" loext:max-denominator-value="9"/>
    </number:number-style>
    <number:number-style style:name="N11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00/00/00</text:date>, <text:time style:data-style-name="N2" text:time-value="21:29:50.00564004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3T20:03:20.132049685</meta:creation-date>
    <meta:generator>LibreOffice/6.4.7.2$Linux_X86_64 LibreOffice_project/40$Build-2</meta:generator>
    <dc:date>2024-02-28T11:37:10.552110170</dc:date>
    <meta:editing-duration>PT26M27S</meta:editing-duration>
    <meta:editing-cycles>6</meta:editing-cycles>
    <meta:document-statistic meta:table-count="1" meta:cell-count="178" meta:object-count="0"/>
  </office:meta>
</office:document-meta>
</file>